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FB000006DBD110690A69E26A86.png" manifest:media-type="image/png"/>
  <manifest:file-entry manifest:full-path="Pictures/100002010000027D0000036DE6A0651DAA0415AB.png" manifest:media-type="image/png"/>
  <manifest:file-entry manifest:full-path="Pictures/10000201000004FB000006DBD3957664404513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8.914cm" draw:z-index="0"><draw:image xlink:href="Pictures/100002010000027D0000036DE6A0651DAA0415AB.png" xlink:type="simple" xlink:show="embed" xlink:actuate="onLoad"/></draw:frame></text:p>
      <text:p text:style-name="P1"><draw:frame draw:style-name="fr1" draw:name="Image2" text:anchor-type="paragraph" svg:width="21.001cm" svg:height="28.905cm" draw:z-index="1"><draw:image xlink:href="Pictures/10000201000004FB000006DBD110690A69E26A86.png" xlink:type="simple" xlink:show="embed" xlink:actuate="onLoad"/></draw:frame></text:p>
      <text:p text:style-name="P1"><draw:frame draw:style-name="fr1" draw:name="Image3" text:anchor-type="paragraph" svg:width="21.001cm" svg:height="28.905cm" draw:z-index="2"><draw:image xlink:href="Pictures/10000201000004FB000006DBD3957664404513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2S</meta:editing-duration>
    <meta:editing-cycles>5</meta:editing-cycles>
    <meta:generator>LibreOffice/5.0.2.2$Windows_X86_64 LibreOffice_project/37b43f919e4de5eeaca9b9755ed688758a8251fe</meta:generator>
    <dc:date>2016-06-22T21:06:32.246000000</dc:date>
    <meta:document-statistic meta:table-count="0" meta:image-count="3" meta:object-count="0" meta:page-count="3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